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0pt"/>
    </style:style>
    <style:style style:name="P2" style:family="paragraph" style:parent-style-name="Standard">
      <style:text-properties style:font-name="Verdana" fo:font-size="10pt" style:font-size-asian="8.75pt" style:font-size-complex="10pt"/>
    </style:style>
    <style:style style:name="P3" style:family="paragraph" style:parent-style-name="Standard" style:list-style-name="L7">
      <style:text-properties style:font-name="Verdana" fo:font-size="10pt" style:font-size-asian="8.75pt" style:font-size-complex="10pt"/>
    </style:style>
    <style:style style:name="P4" style:family="paragraph" style:parent-style-name="Standard">
      <style:paragraph-properties style:border-line-width-bottom="0.0008in 0.0138in 0.0008in" fo:padding="0.0291in" fo:border-left="none" fo:border-right="none" fo:border-top="none" fo:border-bottom="0.0154in double #000000" style:join-border="false"/>
      <style:text-properties style:font-name="Verdana" fo:font-size="10pt" style:font-size-asian="8.75pt" style:font-size-complex="10pt"/>
    </style:style>
    <style:style style:name="P5" style:family="paragraph" style:parent-style-name="Standard">
      <style:paragraph-properties style:border-line-width-bottom="0.0008in 0.0138in 0.0008in" fo:padding="0.0291in" fo:border-left="none" fo:border-right="none" fo:border-top="none" fo:border-bottom="0.0154in double #000000" style:join-border="false"/>
      <style:text-properties style:font-name="Verdana" fo:font-size="10pt"/>
    </style:style>
    <style:style style:name="T1" style:family="text">
      <style:text-properties fo:font-variant="normal" fo:text-transform="none" fo:color="#252525" style:font-name="sans-serif" fo:font-size="9.14999961853027pt" fo:letter-spacing="normal" fo:font-style="italic" fo:font-weight="bold"/>
    </style:style>
    <style:style style:name="T2" style:family="text">
      <style:text-properties style:font-size-asian="8.75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p>
      <text:p text:style-name="P2">1</text:p>
      <text:p text:style-name="P2">===========</text:p>
      <text:p text:style-name="P2"/>
      <text:p text:style-name="P2">Prieks jus visus redzet. Mani sauc Vladimirs Kotovs.</text:p>
      <text:p text:style-name="P2">Sodien dalu no jusu lekcijas laika es meginasu runat par lietam, kuras</text:p>
      <text:p text:style-name="P2">varbut nav nemaz saistitas ar Javu. Mes nerakstisim kodu un neapskatisim</text:p>
      <text:p text:style-name="P2">nekadu jauno tehnologiju. Tomer es ceru ka si bus noderiga saruna un </text:p>
      <text:p text:style-name="P2">palidzes jums aizdomatie par kadam jauna lietam.</text:p>
      <text:p text:style-name="P2">Es meginasu parunat par to ko tas isti nozime strada IT joma, par programmaturas izstradataja karjeru un</text:p>
      <text:p text:style-name="P2">un dalities pieredze un dazos noverojumos kas varetu Jums palidzet <text:s/>attistities saja virziena.</text:p>
      <text:p text:style-name="P2"/>
      <text:p text:style-name="P2">Es speciali nemeginaju organizet savu presentaciju tada tradicionala apmacibas stila </text:p>
      <text:p text:style-name="P2">tapec ja jums rodas kadas domas vai jautajumi brivi varam diskutet par to. </text:p>
      <text:p text:style-name="P2"/>
      <text:p text:style-name="P2">===========</text:p>
      <text:p text:style-name="P2">2</text:p>
      <text:p text:style-name="P2">===========</text:p>
      <text:p text:style-name="P2"/>
      <text:p text:style-name="P2">Stradaju IT sferaa ap 10 gadiem. Es sgradaju vairakas organizacijas dazadas lomas, kas principa dazreiz dod man iespejas </text:p>
      <text:p text:style-name="P2">skatit uz prograsmmaturas zistrades industriju no dazam perspektivam.</text:p>
      <text:p text:style-name="P2">Primari esmu jau vairak par banka ja vecako Java izstra …</text:p>
      <text:p text:style-name="P2">Ari RTU pasniedzu Javu ..</text:p>
      <text:p text:style-name="P2">Javaguru – alternative to universistei, vieta, kur cilveki kas profesionali nodarbojas ar programmturas izstradi kuriem ir velme un </text:p>
      <text:p text:style-name="P2">iemania dalities pieredze ar cietiem. Cilveki ar motivaciju padarit dzivi industrija druksu vieglaku</text:p>
      <text:p text:style-name="P2"/>
      <text:p text:style-name="P2">============</text:p>
      <text:p text:style-name="P2">3</text:p>
      <text:p text:style-name="P2">====</text:p>
      <text:p text:style-name="P2">Man paveicas darit vairakas lietas …</text:p>
      <text:p text:style-name="P2">Esmu vēl divu bērnu tēvs un kaut kur es dzirdēju joku, ka tas ir pamatprasība Agile izstrādātājam.</text:p>
      <text:p text:style-name="P2">Jo tikai tad tu saki patiešam terēt laiku tika uz svarigam lietām.</text:p>
      <text:p text:style-name="P2"/>
      <text:p text:style-name="P2">============</text:p>
      <text:p text:style-name="P2">4.</text:p>
      <text:p text:style-name="P2">============</text:p>
      <text:p text:style-name="P2"/>
      <text:p text:style-name="P2">Sakara ar to ka vairak fukusejos un laika tomer pavadu stradajot bankas ieksa ir ari griveju teik dazus labusvardus par to. </text:p>
      <text:p text:style-name="P2">Jau vairaku gadus ipasi tagad banka pardzivo loti aktivo attistibu gan finansu gan tehnologiskaja zina.</text:p>
      <text:p text:style-name="P2"/>
      <text:p text:style-name="P2">Citadele IT mums ir loti profesionala draudziga komanda ar lielu pieredzu un atbildibu.</text:p>
      <text:p text:style-name="P2">Kad cetru gadu atpakal es atnacu stardat Citadele notika gadijums, kurs demonstreja uz ko ir spejiga profesionala komanda.</text:p>
      <text:p text:style-name="P2"/>
      <text:p text:style-name="P2">Ja kads atceras to laiku, ta tas bija Krājbankas krize un mums bija nepieceisams pec iespejas atrak atsakt izmankas Krajbankas klientiem. Es tolaik tikko atnacu stradat uz Citadeli, bet man jau bija pieredze ar banka un es nevareju saprast ka tas butu iespejams.</text:p>
      <text:p text:style-name="P2">Jo bija nepieciesams izdarit milzigo darbu un nevienam nebija pieredzes jo kaut-kas tads isti notika pirmo reizi Latvija. </text:p>
      <text:p text:style-name="P2"/>
      <text:p text:style-name="P2">Un mus izdevas to panakt to rezultatu vairakas dienas. Ka? Atskiriba no kadas citas bankas kura saktu ar juristu darbu mums jau bija</text:p>
      <text:p text:style-name="P2">sistemu protipi pirmaja diena un katru dienu mes taisijam jauno relize ar labojumiem nedelas laika. Piektaja mes jau palidzejam cilvekiem saja Krājbankas krize <text:s/>situacija. Isteniba si ari bija mana pirma pieredze ka fokusejoties un butiskam un kristkam lietaam lielakoties sekojot Agile manifesto principiem banka ir iespejams sasniegt tadu rezultatu.</text:p>
      <text:p text:style-name="P2"/>
      <text:p text:style-name="P2"><text:s/></text:p>
      <text:p text:style-name="P2">============</text:p>
      <text:p text:style-name="P2">5. / 6.</text:p>
      <text:p text:style-name="P2">============</text:p>
      <text:p text:style-name="P2"/>
      <text:p text:style-name="P2">Agile Manifesto – сотрудничать с клиентом, ценить людей и их взаимодействие, работающий полезный софт – главное мерило успеха и оседлай изменчивость. Очень близко моей внутренней убежденности. </text:p>
      <text:p text:style-name="P2"/>
      <text:p text:style-name="P2">============</text:p>
      <text:p text:style-name="P2">7.</text:p>
      <text:p text:style-name="P2">============</text:p>
      <text:p text:style-name="P2"/>
      <text:p text:style-name="P2">Inhouse – цели разработчиков и цели организации едины, мы реализуем возможности заработать, банк делится с нами прибылью. </text:p>
      <text:p text:style-name="P2"/>
      <text:p text:style-name="P2"/>
      <text:p text:style-name="P2">============</text:p>
      <text:p text:style-name="P2">8. / 9. </text:p>
      <text:p text:style-name="P2">============</text:p>
      <text:p text:style-name="P2"/>
      <text:p text:style-name="P2">Nakamais jautajums <text:s/>pie kura es gribet piekerties ir sakumam gribetu adreset Jums.</text:p>
      <text:p text:style-name="P2">Kas jusuprat ir tas, kas virs IT jomu uz prieksu? Liek dzinejam IT industrija stradat?</text:p>
      <text:p text:style-name="P2"/>
      <text:p text:style-name="P2">============</text:p>
      <text:p text:style-name="P4">10. </text:p>
      <text:p text:style-name="P2"/>
      <text:p text:style-name="P2">Lai atbildetu uz jautajumu viss kas ir nepieciesams ir ieskatities spoguli. </text:p>
      <text:p text:style-name="P2">Mana atbilde ir ka tas <text:s/>ir cilveki, t.i. Jus. Cilveki .. Izstradataji, adminitatrari, ltestetaj, lietotaju. </text:p>
      <text:p text:style-name="P2">Tatad tie ir just, kuri like IT industijaj dznejam stradaj un tas busiet jus, kam naksies risinat IT attistibas jautajumus.</text:p>
      <text:p text:style-name="P2"/>
      <text:p text:style-name="P2"/>
      <text:p text:style-name="P2">===</text:p>
      <text:p text:style-name="P4">11.</text:p>
      <text:p text:style-name="P2"/>
      <text:p text:style-name="P2">Kadi tad manuprāt ir tas pamatgrūtības un izaicinājumu ar kurām naksies saskarties </text:p>
      <text:p text:style-name="P2">izstrādes industrijā, ar kuriem jāmiecas sadzīvotie un cīnīties un kā nodrošinās savu profesionālo attistību.</text:p>
      <text:p text:style-name="P2"/>
      <text:p text:style-name="P2">===</text:p>
      <text:p text:style-name="P4">12.</text:p>
      <text:p text:style-name="P4">===</text:p>
      <text:p text:style-name="P2"/>
      <text:p text:style-name="P2"/>
      <text:p text:style-name="P2">Будущее неизвестно и таит сюрпризы </text:p>
      <text:p text:style-name="P2">Projektam nav tikai tehniska satavdaļa bet arī socials domns, kuru pietiekošu gruti pareģot.</text:p>
      <text:p text:style-name="P2"/>
      <text:p text:style-name="P2"/>
      <text:p text:style-name="P2">===</text:p>
      <text:p text:style-name="P4">13</text:p>
      <text:p text:style-name="P2"/>
      <text:p text:style-name="P2">Mūsu priekšsati par problēmu mainās, jo vairāk mēs uzzinām par problēmu.</text:p>
      <text:p text:style-name="P2">Наше представление о проблеме меняется. </text:p>
      <text:p text:style-name="P2"/>
      <text:p text:style-name="P2">===</text:p>
      <text:p text:style-name="P2">14</text:p>
      <text:p text:style-name="P2">===</text:p>
      <text:p text:style-name="P2">Люди меняются. Читают книги, приходят, уходят, женятся, рожают. </text:p>
      <text:p text:style-name="P2"/>
      <text:p text:style-name="P2">===</text:p>
      <text:p text:style-name="P2">15</text:p>
      <text:p text:style-name="P2">===</text:p>
      <text:p text:style-name="P2">Организации и рынки меняются. Требования меняются. Языки и системы. </text:p>
      <text:p text:style-name="P2"/>
      <text:p text:style-name="P2">===</text:p>
      <text:p text:style-name="P2">16/17</text:p>
      <text:p text:style-name="P2">===</text:p>
      <text:p text:style-name="P2">Мы работаем, но иногда то, что мы сделали, никому не нужно.</text:p>
      <text:p text:style-name="P2">reduce this losses as much as possible.</text:p>
      <text:p text:style-name="P2"/>
      <text:p text:style-name="P2">===</text:p>
      <text:p text:style-name="P2">18</text:p>
      <text:p text:style-name="P2">===</text:p>
      <text:p text:style-name="P2">Мы делаем ошибки и будем их делать, потому что мы люди, а не машины. </text:p>
      <text:p text:style-name="P2">Universitāte iemāca mums <text:s/>kādu citu cilvēku pieredzi un izvairītie no to klūdām,</text:p>
      <text:p text:style-name="P2">bet tikko mēs izdaram kaut-ko jaunu, mēs vienalga agri vai vēlu kļudisimiem,</text:p>
      <text:p text:style-name="P2">jo mēs esam cilvēki. Jebkurā gadījuma mums nevjadzētu baudīties no kļūdā, jo</text:p>
      <text:p text:style-name="P2">tas ir mūsu iespējas iemacīties kaut-ko jaunu.</text:p>
      <text:p text:style-name="P2"/>
      <text:p text:style-name="P2">===</text:p>
      <text:p text:style-name="P4">18</text:p>
      <text:p text:style-name="P2">Saprašana, ka realaja dzīvē programmatūras izstgrāde ir daudz vairāk nekā programmēšana. </text:p>
      <text:p text:style-name="P2"/>
      <text:p text:style-name="P2">===</text:p>
      <text:p text:style-name="P2">19.</text:p>
      <text:p text:style-name="P2">===</text:p>
      <text:p text:style-name="P2">Kas tam mums varētu palīdzēt šado apstākļos? </text:p>
      <text:p text:style-name="P2">Что поможет нам в этих условиях?</text:p>
      <text:p text:style-name="P2">Упорство, опыт и знания. Нужно вложить много сил и времени. </text:p>
      <text:p text:style-name="P2">Neatlaidība, zināšanas, pieredze. Lai sasniegtu spilgtu rezultātu ir patiešam nepieciešams pilikt</text:p>
      <text:p text:style-name="P1"><text:span text:style-name="T2">daudz laika un piepūlu. Ir pat tads likums par 10000 stundām no (</text:span><text:span text:style-name="T1">Outliers: The Story of Success</text:span><text:span text:style-name="T2">) par nepiecemibu</text:span></text:p>
      <text:p text:style-name="P1"><text:span text:style-name="T2">paterēr 10000 sturndar praktizejoties, pirms paradīsies ekpertīza kada</text:span></text:p>
      <text:p text:style-name="P1"><text:span text:style-name="T2"/></text:p>
      <text:p text:style-name="P1"><text:span text:style-name="T2"/></text:p>
      <text:p text:style-name="P1"><text:span text:style-name="T2">===</text:span></text:p>
      <text:p text:style-name="P5"><text:span text:style-name="T2">21 / 22 / 23</text:span></text:p>
      <text:p text:style-name="P2"/>
      <text:p text:style-name="P2">Ir vairākas vietas kas var palidzēt jums attistīties ārpus universitātes.</text:p>
      <text:p text:style-name="P2">JavaguruLV </text:p>
      <text:p text:style-name="P2">Наши курсы – ведут реальные разработчики серьезных проектов в серьезных организациях. <text:s text:c="3"/></text:p>
      <text:p text:style-name="P2">Линейка курсов по джаве и технологиям используемым в индустрии</text:p>
      <text:p text:style-name="P2">Плюс специальные отдельные курсы по отдельным технологиям. </text:p>
      <text:p text:style-name="P2"/>
      <text:p text:style-name="P1"><text:span text:style-name="T2">===</text:span></text:p>
      <text:p text:style-name="P5"><text:span text:style-name="T2">24</text:span></text:p>
      <text:p text:style-name="P2"/>
      <text:p text:style-name="P2">Не менее важны хобби-проекты – делайте сами или с друзьями что-то поначалу небольшое и корявое, но оно может прорасти и точно даст бесценный опыт. </text:p>
      <text:p text:style-name="P2"/>
      <text:p text:style-name="P2">===</text:p>
      <text:p text:style-name="P2">30 </text:p>
      <text:p text:style-name="P2">===</text:p>
      <text:p text:style-name="P2">Что отличает действительно успешного специалиста?</text:p>
      <text:p text:style-name="P2"/>
      <text:p text:style-name="P2">31.</text:p>
      <text:p text:style-name="P2">Что мы делаем на работе? Учимся, изобретаем, обмениваемся информацией, сотрудничаем, принимаем решения.</text:p>
      <text:p text:style-name="P2"/>
      <text:p text:style-name="P2">32.</text:p>
      <text:p text:style-name="P2">Для этого нужен английский язык</text:p>
      <text:p text:style-name="P2"/>
      <text:p text:style-name="P2">33.</text:p>
      <text:p text:style-name="P2">Нужна дисциплина</text:p>
      <text:p text:style-name="P2">matter of persisten effort. </text:p>
      <text:p text:style-name="P2">exercise disipline – long term visiopn</text:p>
      <text:p text:style-name="P2">another point of discipline – you must exercise</text:p>
      <text:p text:style-name="P2"/>
      <text:p text:style-name="P2">31. </text:p>
      <text:p text:style-name="P2">Стив Павлина</text:p>
      <text:p text:style-name="P2">готовность делиться знаниями, способность понятно излагать свои мысли </text:p>
      <text:p text:style-name="P2"/>
      <text:p text:style-name="P2"/>
      <text:p text:style-name="P2">37. [craft]</text:p>
      <text:p text:style-name="P2">doing thing that make . Responsible</text:p>
      <text:p text:style-name="P2">Personal attitude</text:p>
      <text:p text:style-name="P2">делать свою работу так, чтобы результатом можно было гордиться</text:p>
      <text:p text:style-name="P2"/>
      <text:p text:style-name="P2">38.</text:p>
      <text:p text:style-name="P2">ответственность сначала за свой кусочек работы, а потом и за конечный результат </text:p>
      <text:p text:style-name="P2">Организации, заказчику, вам, как предпринимателю, важно получить что-то как можно более ценное за наименьшее время и цену. </text:p>
      <text:p text:style-name="P2">Поэтому нужно смотреть шире, а то может получиться, что каждый свою работу как бы сделал, а результата-то нет. </text:p>
      <text:p text:style-name="P2"/>
      <text:p text:style-name="P2">36. </text:p>
      <text:p text:style-name="P2">Книга Эванса в первую очередь о проектировании и развитии ОО-систем, но в том числе Эрик говорит и о необходимости такого общего языка, на котором говорит и думает вся команда.</text:p>
      <text:p text:style-name="P2"/>
      <text:p text:style-name="P2">37. </text:p>
      <text:p text:style-name="P2">Еще одна очень важная штука – давать и получать обратную связь. Быстро выпускать новые версии и оценивать, как клиенты их принимают. </text:p>
      <text:p text:style-name="P2">Например, компания, где мерилом успеха является выручка от изменения. </text:p>
      <text:p text:style-name="P2"/>
      <text:p text:style-name="P2">38. </text:p>
      <text:p text:style-name="P2">Очень важно критически оглядываться назад и анализировать, что и как в следующий раз можно будет сделать лучше. </text:p>
      <text:p text:style-name="P2"/>
      <text:p text:style-name="P2">39. </text:p>
      <text:p text:style-name="P2">Про это есть очень полезные книги, они очень помогают сделать свою работу действительно эффективной.</text:p>
      <text:p text:style-name="P2"/>
      <text:p text:style-name="P2">Раз уж мы заговорили о книгах, давайте продолжим список полезных, с моей точки зрения, источников знаний, кроме институтской программы, которую вы и так пройдете</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14T13:37:28.613168715</meta:creation-date>
    <dc:date>2015-11-26T02:45:54</dc:date>
    <meta:editing-duration>P1DT11H48S</meta:editing-duration>
    <meta:editing-cycles>196</meta:editing-cycles>
    <meta:generator>OpenOffice/4.1.1$Unix OpenOffice.org_project/411m6$Build-9775</meta:generator>
    <meta:document-statistic meta:table-count="0" meta:image-count="0" meta:object-count="0" meta:page-count="1" meta:paragraph-count="147" meta:word-count="1116" meta:character-count="7330"/>
  </office:meta>
</office:document-meta>
</file>